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i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g – Black Hand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igh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iskord (AT/AA Launcher)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gri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e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anc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avag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ntrol – Black Hand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Scourg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XM134 (Machinegun)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Zealot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lag - 1<text:span text:style-name="T1">st</text:span> Ranger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O - 1<text:span text:style-name="T1">st</text:span> Rang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113 - 1<text:span text:style-name="T1">st</text:span> Ranger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M60A1 - 1<text:span text:style-name="T1">st</text:span> Ranger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S Rangers - 1<text:span text:style-name="T1">st</text:span> Ranger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RDM-2 - 2<text:span text:style-name="T1">nd</text:span> Ranger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Flag - 2<text:span text:style-name="T1">nd</text:span> Ranger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O - 2<text:span text:style-name="T1">nd</text:span> Ranger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113 - 2<text:span text:style-name="T1">nd</text:span> Ranger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60A1 - 2<text:span text:style-name="T1">nd</text:span> Ranger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US Rangers - 2<text:span text:style-name="T1">nd</text:span> Ranger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Flag - 4<text:span text:style-name="T1">th</text:span> Guards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O - 4th Guards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T-64 - 4<text:span text:style-name="T1">th</text:span> Guards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Flag - 58<text:span text:style-name="T1">th</text:span> Rifle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O - 58<text:span text:style-name="T1">th</text:span> Motor Rifle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M113 - 58<text:span text:style-name="T1">th</text:span> Motor Rifl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S Rangers - 58<text:span text:style-name="T1">th</text:span> Motor Rifle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petsnaz - 58<text:span text:style-name="T1">th</text:span> Motor Rif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T-64 - 58<text:span text:style-name="T1">th</text:span> Motor Rifle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9K32 Strela-2 (AA Launcher)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A-6 Intruder</text:p>
          </table:table-cell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Control – Blue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BRDM-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Flag – Cowboys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H-1 Huey - 335<text:span text:style-name="T1">th</text:span> Cowboys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M109 Paladin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M60 (Machinegun)</text:p>
          </table:table-cell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M72 LAW (AT Launcher)</text:p>
          </table:table-cell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S-1C Scud-B</text:p>
          </table:table-cell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Flag – Vympel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CO – Vympel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Spetsnaz – Vympel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ZSU-23-4 Shilka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Flag – 1/130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CO – 1/13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E-100 – 1/13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Hummel – 1/13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King Tiger – 1/13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Puma – 1/13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SdKfz 250 – 1/7 SS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Flag – 1/7 SS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O – 1/7 SS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SS-VT – 1/7 SS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dKfz 250 – 2/13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Flag – 2/130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O – 2/13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E-100 – 2/13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Fallschirmjager – 2/13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Jagdtiger – 2/13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Flag – 1/501 SS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CO – 1/501 SS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E-100 – 1/501 SS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dKfz 250 – 2/501 SS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Flag – 2/501 SS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CO – 2/501 SS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E-100 – 2/501 SS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Jagdtiger – 2/501 SS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SS-VT – 2/501 SS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Control – Grey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Derek Castle (Captain)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Hummel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Luftfaust (AA Launcher)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MG 42 (Machinegun)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Ostwind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Panzerfaust 3 (AT Launcher)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Puma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Flag – SG 2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Haunebu III – SG 2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Ju-87G Stuka</text:p>
          </table:table-cell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V-2</text:p>
          </table:table-cell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Vehicle Crew (Army Corps)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Advance</text:p>
          </table:table-cell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Barrage 3</text:p>
          </table:table-cell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Biological 1</text:p>
          </table:table-cell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Chemical 3</text:p>
          </table:table-cell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Chemical</text:p>
          </table:table-cell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game icon</text:p>
          </table:table-cell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Event</text:p>
          </table:table-cell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High Moral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black chit</text:p>
          </table:table-cell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Minefield</text:p>
          </table:table-cell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Nuclear 6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Objective</text:p>
          </table:table-cell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Radiation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Sandbags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Shellholes</text:p>
          </table:table-cell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Smoke 3</text:p>
          </table:table-cell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Smoke L1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Smoke L2</text:p>
          </table:table-cell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Turn</text:p>
          </table:table-cell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Wreck</text:p>
          </table:table-cell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21:38:08.983435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21:32:25.604127569</meta:creation-date>
    <dc:date>2025-06-23T21:38:56.062009119</dc:date>
    <meta:editing-duration>PT1H35M26S</meta:editing-duration>
    <meta:editing-cycles>54</meta:editing-cycles>
    <meta:generator>LibreOffice/24.2.7.2$Linux_X86_64 LibreOffice_project/420$Build-2</meta:generator>
    <meta:document-statistic meta:table-count="1" meta:cell-count="416" meta:object-count="0"/>
  </office:meta>
</office:document-meta>
</file>